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43a14f2" officeooo:paragraph-rsid="043a14f2" fo:background-color="#e6e6e6"/>
    </style:style>
    <style:style style:name="P2" style:family="paragraph" style:parent-style-name="Standard">
      <style:text-properties officeooo:rsid="043a14f2" officeooo:paragraph-rsid="04672f0a" fo:background-color="#e6e6e6"/>
    </style:style>
    <style:style style:name="P3" style:family="paragraph" style:parent-style-name="Standard">
      <style:text-properties officeooo:rsid="043a14f2" officeooo:paragraph-rsid="0480d3f5" fo:background-color="#e6e6e6"/>
    </style:style>
    <style:style style:name="P4" style:family="paragraph" style:parent-style-name="Standard">
      <style:text-properties officeooo:rsid="043a14f2" officeooo:paragraph-rsid="04a21637" fo:background-color="#e6e6e6"/>
    </style:style>
    <style:style style:name="P5" style:family="paragraph" style:parent-style-name="Standard">
      <style:text-properties officeooo:rsid="043a14f2" officeooo:paragraph-rsid="04b023c5" fo:background-color="#e6e6e6"/>
    </style:style>
    <style:style style:name="P6" style:family="paragraph" style:parent-style-name="Standard">
      <style:text-properties officeooo:rsid="043a14f2" officeooo:paragraph-rsid="04b80740" fo:background-color="#e6e6e6"/>
    </style:style>
    <style:style style:name="P7" style:family="paragraph" style:parent-style-name="Standard">
      <style:text-properties officeooo:rsid="043a14f2" officeooo:paragraph-rsid="04c1c98b" fo:background-color="#e6e6e6"/>
    </style:style>
    <style:style style:name="P8" style:family="paragraph" style:parent-style-name="Standard">
      <style:text-properties officeooo:rsid="043a14f2" officeooo:paragraph-rsid="04d9ece6" fo:background-color="#e6e6e6"/>
    </style:style>
    <style:style style:name="P9" style:family="paragraph" style:parent-style-name="Standard">
      <style:text-properties officeooo:rsid="043a14f2" officeooo:paragraph-rsid="04ef0bee" fo:background-color="#e6e6e6"/>
    </style:style>
    <style:style style:name="P10" style:family="paragraph" style:parent-style-name="Standard">
      <style:text-properties officeooo:rsid="043a14f2" officeooo:paragraph-rsid="05098067" fo:background-color="#e6e6e6"/>
    </style:style>
    <style:style style:name="P11" style:family="paragraph" style:parent-style-name="Standard">
      <style:text-properties officeooo:rsid="043a14f2" officeooo:paragraph-rsid="0547f322" fo:background-color="#e6e6e6"/>
    </style:style>
    <style:style style:name="P12" style:family="paragraph" style:parent-style-name="Standard">
      <style:text-properties officeooo:rsid="043a14f2" officeooo:paragraph-rsid="043a14f2" fo:background-color="transparent"/>
    </style:style>
    <style:style style:name="P13" style:family="paragraph" style:parent-style-name="Standard">
      <style:text-properties officeooo:rsid="043a14f2" officeooo:paragraph-rsid="053b624c" fo:background-color="transparent"/>
    </style:style>
    <style:style style:name="T1" style:family="text">
      <style:text-properties fo:background-color="#e6e6e6" loext:char-shading-value="0"/>
    </style:style>
    <style:style style:name="T2" style:family="text">
      <style:text-properties officeooo:rsid="05385184" fo:background-color="#e6e6e6" loext:char-shading-value="0"/>
    </style:style>
    <style:style style:name="T3" style:family="text">
      <style:text-properties officeooo:rsid="053b624c" fo:background-color="#e6e6e6" loext:char-shading-value="0"/>
    </style:style>
    <style:style style:name="T4" style:family="text">
      <style:text-properties officeooo:rsid="054280d2" fo:background-color="#e6e6e6" loext:char-shading-value="0"/>
    </style:style>
    <style:style style:name="T5" style:family="text">
      <style:text-properties officeooo:rsid="05433718" fo:background-color="#e6e6e6" loext:char-shading-value="0"/>
    </style:style>
    <style:style style:name="T6" style:family="text">
      <style:text-properties officeooo:rsid="053d58da" fo:background-color="#e6e6e6" loext:char-shading-value="0"/>
    </style:style>
    <style:style style:name="T7" style:family="text">
      <style:text-properties officeooo:rsid="053efc58" fo:background-color="#e6e6e6" loext:char-shading-value="0"/>
    </style:style>
    <style:style style:name="T8" style:family="text">
      <style:text-properties officeooo:rsid="05408c73" fo:background-color="#e6e6e6" loext:char-shading-value="0"/>
    </style:style>
    <style:style style:name="T9" style:family="text">
      <style:text-properties officeooo:rsid="043a73b0"/>
    </style:style>
    <style:style style:name="T10" style:family="text">
      <style:text-properties officeooo:rsid="043b25f0"/>
    </style:style>
    <style:style style:name="T11" style:family="text">
      <style:text-properties officeooo:rsid="043c7e9b"/>
    </style:style>
    <style:style style:name="T12" style:family="text">
      <style:text-properties officeooo:rsid="043cc8d4"/>
    </style:style>
    <style:style style:name="T13" style:family="text">
      <style:text-properties officeooo:rsid="043ce839"/>
    </style:style>
    <style:style style:name="T14" style:family="text">
      <style:text-properties officeooo:rsid="043dad39"/>
    </style:style>
    <style:style style:name="T15" style:family="text">
      <style:text-properties officeooo:rsid="043dcf62"/>
    </style:style>
    <style:style style:name="T16" style:family="text">
      <style:text-properties officeooo:rsid="043f697c"/>
    </style:style>
    <style:style style:name="T17" style:family="text">
      <style:text-properties officeooo:rsid="043fbbf1"/>
    </style:style>
    <style:style style:name="T18" style:family="text">
      <style:text-properties officeooo:rsid="04415af2"/>
    </style:style>
    <style:style style:name="T19" style:family="text">
      <style:text-properties officeooo:rsid="044388e1"/>
    </style:style>
    <style:style style:name="T20" style:family="text">
      <style:text-properties officeooo:rsid="0443d29c"/>
    </style:style>
    <style:style style:name="T21" style:family="text">
      <style:text-properties officeooo:rsid="044512e6"/>
    </style:style>
    <style:style style:name="T22" style:family="text">
      <style:text-properties officeooo:rsid="0448083d"/>
    </style:style>
    <style:style style:name="T23" style:family="text">
      <style:text-properties officeooo:rsid="044bb0dc"/>
    </style:style>
    <style:style style:name="T24" style:family="text">
      <style:text-properties officeooo:rsid="044eaebe"/>
    </style:style>
    <style:style style:name="T25" style:family="text">
      <style:text-properties officeooo:rsid="044ffe22"/>
    </style:style>
    <style:style style:name="T26" style:family="text">
      <style:text-properties officeooo:rsid="0450bd91"/>
    </style:style>
    <style:style style:name="T27" style:family="text">
      <style:text-properties officeooo:rsid="0452f221"/>
    </style:style>
    <style:style style:name="T28" style:family="text">
      <style:text-properties officeooo:rsid="0455094d"/>
    </style:style>
    <style:style style:name="T29" style:family="text">
      <style:text-properties officeooo:rsid="045936cd"/>
    </style:style>
    <style:style style:name="T30" style:family="text">
      <style:text-properties officeooo:rsid="045beee6"/>
    </style:style>
    <style:style style:name="T31" style:family="text">
      <style:text-properties officeooo:rsid="045e7282"/>
    </style:style>
    <style:style style:name="T32" style:family="text">
      <style:text-properties officeooo:rsid="045f2cd6"/>
    </style:style>
    <style:style style:name="T33" style:family="text">
      <style:text-properties officeooo:rsid="045fdede"/>
    </style:style>
    <style:style style:name="T34" style:family="text">
      <style:text-properties officeooo:rsid="04611956"/>
    </style:style>
    <style:style style:name="T35" style:family="text">
      <style:text-properties officeooo:rsid="046298db"/>
    </style:style>
    <style:style style:name="T36" style:family="text">
      <style:text-properties officeooo:rsid="04635d9d"/>
    </style:style>
    <style:style style:name="T37" style:family="text">
      <style:text-properties officeooo:rsid="0464ac79"/>
    </style:style>
    <style:style style:name="T38" style:family="text">
      <style:text-properties officeooo:rsid="0466423f"/>
    </style:style>
    <style:style style:name="T39" style:family="text">
      <style:text-properties officeooo:rsid="0468d0ec"/>
    </style:style>
    <style:style style:name="T40" style:family="text">
      <style:text-properties officeooo:rsid="0469e4c1"/>
    </style:style>
    <style:style style:name="T41" style:family="text">
      <style:text-properties officeooo:rsid="046c7da6"/>
    </style:style>
    <style:style style:name="T42" style:family="text">
      <style:text-properties officeooo:rsid="046ed7c3"/>
    </style:style>
    <style:style style:name="T43" style:family="text">
      <style:text-properties officeooo:rsid="0475e108"/>
    </style:style>
    <style:style style:name="T44" style:family="text">
      <style:text-properties officeooo:rsid="04779166"/>
    </style:style>
    <style:style style:name="T45" style:family="text">
      <style:text-properties officeooo:rsid="04781404"/>
    </style:style>
    <style:style style:name="T46" style:family="text">
      <style:text-properties officeooo:rsid="04789f96"/>
    </style:style>
    <style:style style:name="T47" style:family="text">
      <style:text-properties officeooo:rsid="047a32fc"/>
    </style:style>
    <style:style style:name="T48" style:family="text">
      <style:text-properties officeooo:rsid="047aea3c"/>
    </style:style>
    <style:style style:name="T49" style:family="text">
      <style:text-properties officeooo:rsid="047b61d6"/>
    </style:style>
    <style:style style:name="T50" style:family="text">
      <style:text-properties officeooo:rsid="047e987f"/>
    </style:style>
    <style:style style:name="T51" style:family="text">
      <style:text-properties officeooo:rsid="047f6084"/>
    </style:style>
    <style:style style:name="T52" style:family="text">
      <style:text-properties officeooo:rsid="04807e4f"/>
    </style:style>
    <style:style style:name="T53" style:family="text">
      <style:text-properties officeooo:rsid="0480e149"/>
    </style:style>
    <style:style style:name="T54" style:family="text">
      <style:text-properties officeooo:rsid="04813c80"/>
    </style:style>
    <style:style style:name="T55" style:family="text">
      <style:text-properties officeooo:rsid="0482ef79"/>
    </style:style>
    <style:style style:name="T56" style:family="text">
      <style:text-properties officeooo:rsid="0486466c"/>
    </style:style>
    <style:style style:name="T57" style:family="text">
      <style:text-properties officeooo:rsid="0486ff87"/>
    </style:style>
    <style:style style:name="T58" style:family="text">
      <style:text-properties officeooo:rsid="04886786"/>
    </style:style>
    <style:style style:name="T59" style:family="text">
      <style:text-properties officeooo:rsid="04889c83"/>
    </style:style>
    <style:style style:name="T60" style:family="text">
      <style:text-properties officeooo:rsid="048a0016"/>
    </style:style>
    <style:style style:name="T61" style:family="text">
      <style:text-properties officeooo:rsid="048c2094"/>
    </style:style>
    <style:style style:name="T62" style:family="text">
      <style:text-properties officeooo:rsid="048defeb"/>
    </style:style>
    <style:style style:name="T63" style:family="text">
      <style:text-properties officeooo:rsid="048f8b0e"/>
    </style:style>
    <style:style style:name="T64" style:family="text">
      <style:text-properties officeooo:rsid="048fecd3"/>
    </style:style>
    <style:style style:name="T65" style:family="text">
      <style:text-properties officeooo:rsid="04917a9e"/>
    </style:style>
    <style:style style:name="T66" style:family="text">
      <style:text-properties officeooo:rsid="0491acca"/>
    </style:style>
    <style:style style:name="T67" style:family="text">
      <style:text-properties officeooo:rsid="0491baaa"/>
    </style:style>
    <style:style style:name="T68" style:family="text">
      <style:text-properties officeooo:rsid="049351f8"/>
    </style:style>
    <style:style style:name="T69" style:family="text">
      <style:text-properties officeooo:rsid="0495fa23"/>
    </style:style>
    <style:style style:name="T70" style:family="text">
      <style:text-properties officeooo:rsid="04996b05"/>
    </style:style>
    <style:style style:name="T71" style:family="text">
      <style:text-properties officeooo:rsid="0499fddf"/>
    </style:style>
    <style:style style:name="T72" style:family="text">
      <style:text-properties officeooo:rsid="049bebdd"/>
    </style:style>
    <style:style style:name="T73" style:family="text">
      <style:text-properties officeooo:rsid="049ca006"/>
    </style:style>
    <style:style style:name="T74" style:family="text">
      <style:text-properties officeooo:rsid="049d8e11"/>
    </style:style>
    <style:style style:name="T75" style:family="text">
      <style:text-properties officeooo:rsid="049f505f"/>
    </style:style>
    <style:style style:name="T76" style:family="text">
      <style:text-properties officeooo:rsid="04a02e8d"/>
    </style:style>
    <style:style style:name="T77" style:family="text">
      <style:text-properties officeooo:rsid="04a21637"/>
    </style:style>
    <style:style style:name="T78" style:family="text">
      <style:text-properties officeooo:rsid="04a26cf9"/>
    </style:style>
    <style:style style:name="T79" style:family="text">
      <style:text-properties officeooo:rsid="04a3525c"/>
    </style:style>
    <style:style style:name="T80" style:family="text">
      <style:text-properties officeooo:rsid="04a4d14e"/>
    </style:style>
    <style:style style:name="T81" style:family="text">
      <style:text-properties officeooo:rsid="04a69a90"/>
    </style:style>
    <style:style style:name="T82" style:family="text">
      <style:text-properties officeooo:rsid="04a7af41"/>
    </style:style>
    <style:style style:name="T83" style:family="text">
      <style:text-properties officeooo:rsid="04a7e116"/>
    </style:style>
    <style:style style:name="T84" style:family="text">
      <style:text-properties officeooo:rsid="04a8d0ed"/>
    </style:style>
    <style:style style:name="T85" style:family="text">
      <style:text-properties officeooo:rsid="04ab9898"/>
    </style:style>
    <style:style style:name="T86" style:family="text">
      <style:text-properties officeooo:rsid="04ad1c1d"/>
    </style:style>
    <style:style style:name="T87" style:family="text">
      <style:text-properties officeooo:rsid="04aeec23"/>
    </style:style>
    <style:style style:name="T88" style:family="text">
      <style:text-properties officeooo:rsid="04b023c5"/>
    </style:style>
    <style:style style:name="T89" style:family="text">
      <style:text-properties officeooo:rsid="04b16925"/>
    </style:style>
    <style:style style:name="T90" style:family="text">
      <style:text-properties officeooo:rsid="04b43406"/>
    </style:style>
    <style:style style:name="T91" style:family="text">
      <style:text-properties officeooo:rsid="04b61c69"/>
    </style:style>
    <style:style style:name="T92" style:family="text">
      <style:text-properties officeooo:rsid="04bc776a"/>
    </style:style>
    <style:style style:name="T93" style:family="text">
      <style:text-properties officeooo:rsid="04becfa8"/>
    </style:style>
    <style:style style:name="T94" style:family="text">
      <style:text-properties officeooo:rsid="04c08223"/>
    </style:style>
    <style:style style:name="T95" style:family="text">
      <style:text-properties officeooo:rsid="04c10d50"/>
    </style:style>
    <style:style style:name="T96" style:family="text">
      <style:text-properties officeooo:rsid="04c1c98b"/>
    </style:style>
    <style:style style:name="T97" style:family="text">
      <style:text-properties officeooo:rsid="04c382e3"/>
    </style:style>
    <style:style style:name="T98" style:family="text">
      <style:text-properties officeooo:rsid="04c4fcb2"/>
    </style:style>
    <style:style style:name="T99" style:family="text">
      <style:text-properties officeooo:rsid="04cbd439"/>
    </style:style>
    <style:style style:name="T100" style:family="text">
      <style:text-properties officeooo:rsid="04cd774b"/>
    </style:style>
    <style:style style:name="T101" style:family="text">
      <style:text-properties officeooo:rsid="04ceb2c1"/>
    </style:style>
    <style:style style:name="T102" style:family="text">
      <style:text-properties officeooo:rsid="04cf5833"/>
    </style:style>
    <style:style style:name="T103" style:family="text">
      <style:text-properties officeooo:rsid="04d02e52"/>
    </style:style>
    <style:style style:name="T104" style:family="text">
      <style:text-properties officeooo:rsid="04d22025"/>
    </style:style>
    <style:style style:name="T105" style:family="text">
      <style:text-properties officeooo:rsid="04d2ccce"/>
    </style:style>
    <style:style style:name="T106" style:family="text">
      <style:text-properties officeooo:rsid="04d46a4f"/>
    </style:style>
    <style:style style:name="T107" style:family="text">
      <style:text-properties officeooo:rsid="04d646f3"/>
    </style:style>
    <style:style style:name="T108" style:family="text">
      <style:text-properties officeooo:rsid="04d7b33e"/>
    </style:style>
    <style:style style:name="T109" style:family="text">
      <style:text-properties officeooo:rsid="04d83542"/>
    </style:style>
    <style:style style:name="T110" style:family="text">
      <style:text-properties officeooo:rsid="04d8d801"/>
    </style:style>
    <style:style style:name="T111" style:family="text">
      <style:text-properties officeooo:rsid="04d8f1c3"/>
    </style:style>
    <style:style style:name="T112" style:family="text">
      <style:text-properties officeooo:rsid="04dc5ff6"/>
    </style:style>
    <style:style style:name="T113" style:family="text">
      <style:text-properties officeooo:rsid="04e11d57"/>
    </style:style>
    <style:style style:name="T114" style:family="text">
      <style:text-properties officeooo:rsid="04e45b2d"/>
    </style:style>
    <style:style style:name="T115" style:family="text">
      <style:text-properties officeooo:rsid="04e58d9a"/>
    </style:style>
    <style:style style:name="T116" style:family="text">
      <style:text-properties officeooo:rsid="04e6c6f0"/>
    </style:style>
    <style:style style:name="T117" style:family="text">
      <style:text-properties officeooo:rsid="04e7b6ab"/>
    </style:style>
    <style:style style:name="T118" style:family="text">
      <style:text-properties officeooo:rsid="04e9e3fb"/>
    </style:style>
    <style:style style:name="T119" style:family="text">
      <style:text-properties officeooo:rsid="04eb2b8a"/>
    </style:style>
    <style:style style:name="T120" style:family="text">
      <style:text-properties officeooo:rsid="04edef45"/>
    </style:style>
    <style:style style:name="T121" style:family="text">
      <style:text-properties officeooo:rsid="04f069e0"/>
    </style:style>
    <style:style style:name="T122" style:family="text">
      <style:text-properties officeooo:rsid="04f4b4f2"/>
    </style:style>
    <style:style style:name="T123" style:family="text">
      <style:text-properties officeooo:rsid="04f4e494"/>
    </style:style>
    <style:style style:name="T124" style:family="text">
      <style:text-properties officeooo:rsid="04f51482"/>
    </style:style>
    <style:style style:name="T125" style:family="text">
      <style:text-properties officeooo:rsid="04f6acf9"/>
    </style:style>
    <style:style style:name="T126" style:family="text">
      <style:text-properties officeooo:rsid="04f7ebb4"/>
    </style:style>
    <style:style style:name="T127" style:family="text">
      <style:text-properties officeooo:rsid="04f9e162"/>
    </style:style>
    <style:style style:name="T128" style:family="text">
      <style:text-properties officeooo:rsid="04fbde73"/>
    </style:style>
    <style:style style:name="T129" style:family="text">
      <style:text-properties officeooo:rsid="04fc708c"/>
    </style:style>
    <style:style style:name="T130" style:family="text">
      <style:text-properties officeooo:rsid="05017807"/>
    </style:style>
    <style:style style:name="T131" style:family="text">
      <style:text-properties officeooo:rsid="0502757e"/>
    </style:style>
    <style:style style:name="T132" style:family="text">
      <style:text-properties officeooo:rsid="0503dec6"/>
    </style:style>
    <style:style style:name="T133" style:family="text">
      <style:text-properties officeooo:rsid="05051fec"/>
    </style:style>
    <style:style style:name="T134" style:family="text">
      <style:text-properties officeooo:rsid="0505b828"/>
    </style:style>
    <style:style style:name="T135" style:family="text">
      <style:text-properties officeooo:rsid="05068815"/>
    </style:style>
    <style:style style:name="T136" style:family="text">
      <style:text-properties officeooo:rsid="05098067"/>
    </style:style>
    <style:style style:name="T137" style:family="text">
      <style:text-properties officeooo:rsid="050cbc2e"/>
    </style:style>
    <style:style style:name="T138" style:family="text">
      <style:text-properties officeooo:rsid="050dc3be"/>
    </style:style>
    <style:style style:name="T139" style:family="text">
      <style:text-properties officeooo:rsid="050f4414"/>
    </style:style>
    <style:style style:name="T140" style:family="text">
      <style:text-properties officeooo:rsid="051008c3"/>
    </style:style>
    <style:style style:name="T141" style:family="text">
      <style:text-properties officeooo:rsid="0512fe68"/>
    </style:style>
    <style:style style:name="T142" style:family="text">
      <style:text-properties officeooo:rsid="051305e7"/>
    </style:style>
    <style:style style:name="T143" style:family="text">
      <style:text-properties officeooo:rsid="051628f0"/>
    </style:style>
    <style:style style:name="T144" style:family="text">
      <style:text-properties officeooo:rsid="05164126"/>
    </style:style>
    <style:style style:name="T145" style:family="text">
      <style:text-properties officeooo:rsid="0517d3b1"/>
    </style:style>
    <style:style style:name="T146" style:family="text">
      <style:text-properties officeooo:rsid="05199f2f"/>
    </style:style>
    <style:style style:name="T147" style:family="text">
      <style:text-properties officeooo:rsid="051a64e9"/>
    </style:style>
    <style:style style:name="T148" style:family="text">
      <style:text-properties officeooo:rsid="051add05"/>
    </style:style>
    <style:style style:name="T149" style:family="text">
      <style:text-properties officeooo:rsid="051c012c"/>
    </style:style>
    <style:style style:name="T150" style:family="text">
      <style:text-properties officeooo:rsid="051d1023"/>
    </style:style>
    <style:style style:name="T151" style:family="text">
      <style:text-properties officeooo:rsid="0520c071"/>
    </style:style>
    <style:style style:name="T152" style:family="text">
      <style:text-properties officeooo:rsid="05219883"/>
    </style:style>
    <style:style style:name="T153" style:family="text">
      <style:text-properties officeooo:rsid="05250d7c"/>
    </style:style>
    <style:style style:name="T154" style:family="text">
      <style:text-properties officeooo:rsid="0525f7e5"/>
    </style:style>
    <style:style style:name="T155" style:family="text">
      <style:text-properties officeooo:rsid="0527d150"/>
    </style:style>
    <style:style style:name="T156" style:family="text">
      <style:text-properties officeooo:rsid="0529cdcb"/>
    </style:style>
    <style:style style:name="T157" style:family="text">
      <style:text-properties officeooo:rsid="052bca90"/>
    </style:style>
    <style:style style:name="T158" style:family="text">
      <style:text-properties officeooo:rsid="052d1546"/>
    </style:style>
    <style:style style:name="T159" style:family="text">
      <style:text-properties officeooo:rsid="052e076b"/>
    </style:style>
    <style:style style:name="T160" style:family="text">
      <style:text-properties officeooo:rsid="05311018"/>
    </style:style>
    <style:style style:name="T161" style:family="text">
      <style:text-properties officeooo:rsid="0531cb79"/>
    </style:style>
    <style:style style:name="T162" style:family="text">
      <style:text-properties officeooo:rsid="0533434f"/>
    </style:style>
    <style:style style:name="T163" style:family="text">
      <style:text-properties officeooo:rsid="05336a83"/>
    </style:style>
    <style:style style:name="T164" style:family="text">
      <style:text-properties officeooo:rsid="05336bc2"/>
    </style:style>
    <style:style style:name="T165" style:family="text">
      <style:text-properties officeooo:rsid="0534983d"/>
    </style:style>
    <style:style style:name="T166" style:family="text">
      <style:text-properties officeooo:rsid="053682cf"/>
    </style:style>
    <style:style style:name="T167" style:family="text">
      <style:text-properties officeooo:rsid="05385184"/>
    </style:style>
    <style:style style:name="T168" style:family="text">
      <style:text-properties officeooo:rsid="053b624c"/>
    </style:style>
    <style:style style:name="T169" style:family="text">
      <style:text-properties officeooo:rsid="053d58da"/>
    </style:style>
    <style:style style:name="T170" style:family="text">
      <style:text-properties officeooo:rsid="053efc58"/>
    </style:style>
    <style:style style:name="T171" style:family="text">
      <style:text-properties officeooo:rsid="05408c73"/>
    </style:style>
    <style:style style:name="T172" style:family="text">
      <style:text-properties officeooo:rsid="054280d2"/>
    </style:style>
    <style:style style:name="T173" style:family="text">
      <style:text-properties officeooo:rsid="05433718"/>
    </style:style>
    <style:style style:name="T174" style:family="text">
      <style:text-properties officeooo:rsid="054737d3"/>
    </style:style>
    <style:style style:name="T175" style:family="text">
      <style:text-properties officeooo:rsid="0547f322"/>
    </style:style>
    <style:style style:name="T176" style:family="text">
      <style:text-properties officeooo:rsid="0548a62b"/>
    </style:style>
    <style:style style:name="T177" style:family="text">
      <style:text-properties officeooo:rsid="054a6e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Developing a solution for multimedia home networking chapter</text:p>
      <text:p text:style-name="P1">%% author Liu Peng</text:p>
      <text:p text:style-name="P1"></text:p>
      <text:p text:style-name="P1">To fulfill the need of interoperability among devices in home networking,</text:p>
      <text:p text:style-name="P1">Tuxera Inc. started a project named Streambels(later renamed as AllConnect). The</text:p>
      <text:p text:style-name="P1">project aims to solve the interoperability issue in multimedia home networking</text:p>
      <text:p text:style-name="P1">by making a universal solution that can connect all available devices at home</text:p>
      <text:p text:style-name="P1">and make them work together regardless of what protocol they use.\\</text:p>
      <text:p text:style-name="P1">\\</text:p>
      <text:p text:style-name="P1">Most devices at home are embedded solutions and have their own firmwares, it is</text:p>
      <text:p text:style-name="P1">hard to update or even impossible to upgrade the software running on these</text:p>
      <text:p text:style-name="P1">devices. On the other hand, most home network users</text:p>
      <text:p text:style-name="P1"><text:s/>are not knowledgeable enough to </text:p>
      <text:p text:style-name="P1">to manually set up the more advanced</text:p>
      <text:p text:style-name="P1"><text:s/>network features to achieve certain degree of device interoperability. Plus</text:p>
      <text:p text:style-name="P1"><text:s/>most of these network infrastructures are not designed to be easily</text:p>
      <text:p text:style-name="P1"><text:s/>configured. Due to these reasons, building interoperability among different</text:p>
      <text:p text:style-name="P1"><text:s/>devices through a mobile device seems to be the most straightforward solution,</text:p>
      <text:p text:style-name="P1"><text:s/>for mobile devices can serve as a very flexible and programmable portal for</text:p>
      <text:p text:style-name="P1"><text:s/>home-networking. <text:s/>Other advantages of mobile devices include their great</text:p>
      <text:p text:style-name="P1"><text:s/>processing power, networking capabilities and their wide adoption and</text:p>
      <text:p text:style-name="P1"><text:s/>availability. Through the available platforms and tools, a mobile application</text:p>
      <text:p text:style-name="P1"><text:s/>could possibly be developed to control all multimedia streaming data flows and</text:p>
      <text:p text:style-name="P1"><text:s/>act as a personal access portal for home networking.\\</text:p>
      <text:p text:style-name="P1">\\</text:p>
      <text:p text:style-name="P1">After a year of development, our team have built up an Android application that</text:p>
      <text:p text:style-name="P1">can be used to control and connect every known type of multimedia device at home.</text:p>
      <text:p text:style-name="P1">Encouragingly, the number of our application users have grown to nearly one</text:p>
      <text:p text:style-name="P1">million so far, providing a strong proof of the effectiveness of our solution.</text:p>
      <text:p text:style-name="P1"></text:p>
      <text:p text:style-name="P1">\subsection{Architecture overview}</text:p>
      <text:p text:style-name="P1">In order to solve the multimedia home networking interoperability problem, the system should be designed to control media playback sessions. Consequently, content navigation, manage receiver device, and media playback should be the most important three components. In our solution, the system architecture consists of three major parts: device discovery, content management and streaming.\\</text:p>
      <text:p text:style-name="P1">\\</text:p>
      <text:p text:style-name="P1"><text:span text:style-name="T9">The d</text:span>iscovery component is responsible for device discovery. As discussed</text:p>
      <text:p text:style-name="P1">in\ref{upnp}, U<text:span text:style-name="T25">P</text:span>nP/<text:span text:style-name="T24">DLNA</text:span> devices and DIAL devices use Simple Service Discovery Protocol<text:span text:style-name="T15">(SSDP)</text:span> for device discovery. An application firstly send<text:span text:style-name="T10">s</text:span> a M-Search request over UDP to the IPv4 multicast address 239.255.255.250 and UDP port 1900. Then the application listens to other devices' response<text:span text:style-name="T12">s</text:span>. A DIAL device will return a response with <text:span text:style-name="T11">an </text:span>Application URL header, while the UPnP/DLNA devices will return <text:span text:style-name="T14">a</text:span> message with a XML body, which <text:span text:style-name="T13">provides</text:span> detailed service URL<text:span text:style-name="T15">s</text:span> and description URL<text:span text:style-name="T15">s</text:span>. <text:span text:style-name="T16">Instead of using the SSDP discovery</text:span>, Apple's products, <text:span text:style-name="T18">in comparison,</text:span> use Multicast DNS for <text:span text:style-name="T17">device and service </text:span>discovery. <text:span text:style-name="T27">Obviously, in order to support </text:span>the three <text:span text:style-name="T26">types of devices</text:span>, <text:span text:style-name="T25">namely the </text:span>U<text:span text:style-name="T25">p</text:span>nP/<text:span text:style-name="T24">DLNA devices, the DIAL devices and the Apple Airplay devices</text:span>, we need to <text:span text:style-name="T28">integrate</text:span> <text:span text:style-name="T29">these two mentioned</text:span> discovery mechanism<text:span text:style-name="T28">s, namely, the </text:span>SSDP <text:span text:style-name="T30">mechanism</text:span> and <text:span text:style-name="T30">the</text:span> Multicast DNS <text:span text:style-name="T30">mechanism</text:span>,<text:span text:style-name="T28"> into our solution</text:span>.\\</text:p>
      <text:p text:style-name="P1">\\</text:p>
      <text:p text:style-name="P1"><text:span text:style-name="T19">The c</text:span>ontent management component is responsible for organizing and navigating multimedia contents <text:soft-page-break/><text:span text:style-name="T20">that</text:span> can be <text:span text:style-name="T21">discovered</text:span> in the home network. In our solution, these content sources include both <text:span text:style-name="T22">the </text:span>local storage <text:span text:style-name="T23">of smart phones </text:span>and DLNA digital media servers that are connected to home network. <text:span text:style-name="T31">As long as the discovered device belongs to the three device types that we support, its content</text:span> could be streamed using <text:span text:style-name="T31">our application solution.</text:span>\\</text:p>
      <text:p text:style-name="P1">\\</text:p>
      <text:p text:style-name="P2"><text:span text:style-name="T32">The s</text:span>treaming component is responsible for streaming multimedia content to the selected multimedia receivers, such as TVs, wireless speakers, set top boxes, <text:span text:style-name="T33">etc</text:span>. <text:span text:style-name="T34">In a typical home networking environment, </text:span>DLNA , AirPlay video/ photo and Chromecast all use HTTP streaming. <text:span text:style-name="T35">The only exception,</text:span> <text:span text:style-name="T36">the </text:span>AirPlay music, uses Remote Audio Output Protocol (RAOP). <text:span text:style-name="T38">Because of this, we integrate </text:span>two types of media server<text:span text:style-name="T37">s inside our application solution</text:span>. <text:span text:style-name="T40">With our application, the</text:span> <text:span text:style-name="T39">built-in </text:span>RAOP server <text:span text:style-name="T41">would</text:span> handle the AirPlay music streaming and <text:span text:style-name="T40">the built-in</text:span> HTTP media server <text:span text:style-name="T41">would </text:span>handle <text:span text:style-name="T42">streaming of all other types.</text:span></text:p>
      <text:p text:style-name="P1"></text:p>
      <text:p text:style-name="P1">\subsection{Implementation}</text:p>
      <text:p text:style-name="P3">Since the application is built upon <text:span text:style-name="T43">the </text:span>Android platform, we <text:span text:style-name="T45">conducted studies on</text:span> <text:span text:style-name="T44">the </text:span>Android system architecture and <text:span text:style-name="T46">the </text:span>Android Software Development Kit (SDK). <text:span text:style-name="T46">Thankful</text:span>ly, <text:span text:style-name="T47">the </text:span>Android SDK provides many useful Application Programming Interfaces (APIs) and <text:span text:style-name="T48">grants</text:span> crucial permissions to access <text:span text:style-name="T49">necessary services and </text:span>hardware features, such as <text:span text:style-name="T52">the permission to access the </text:span>Internet , <text:span text:style-name="T52">the permission</text:span> <text:span text:style-name="T51">to access the </text:span>WiFi <text:span text:style-name="T50">device </text:span>state change, <text:span text:style-name="T52">the permission</text:span> <text:span text:style-name="T51">to allow</text:span> WiFi multicast <text:span text:style-name="T51">and </text:span><text:s/><text:span text:style-name="T52">the permission to</text:span> read phone storage. The programming language used in developing <text:span text:style-name="T53">our </text:span>Android Application is Java. <text:span text:style-name="T54">H</text:span>owever some CPU-intensive work<text:span text:style-name="T55">s,</text:span> such as transcoding, have to be implemented in C and <text:span text:style-name="T56">then embedded</text:span> to the application using <text:span text:style-name="T57">the </text:span>Android Native development kit (NDK).\\</text:p>
      <text:p text:style-name="P1">\\</text:p>
      <text:p text:style-name="P1"><text:span text:style-name="T58">Since</text:span> Apple has not provided its official specification <text:span text:style-name="T58">for</text:span> AirPlay, <text:span text:style-name="T61">our</text:span> implementation <text:span text:style-name="T59">for supporting </text:span>AirPlay is mostly written <text:span text:style-name="T60">under</text:span> unofficial guidelines. However, Apple <text:span text:style-name="T62">has </text:span>provide<text:span text:style-name="T62">d</text:span> its official Multicast DNS (mDNS) implementation. <text:span text:style-name="T63">Thus, t</text:span>his piece of code is reused and compiled as a shared native library. <text:span text:style-name="T64">Similar with the Airplay support, the support for </text:span>Remote Audio Output Protocol (RAOP) is <text:span text:style-name="T65">also </text:span>implemented <text:span text:style-name="T66">under </text:span>unofficial guidelines. <text:span text:style-name="T68">To be specific, the RAOP supporting component </text:span>includes a UDP server and <text:span text:style-name="T67">a </text:span>TCP control channel.\\</text:p>
      <text:p text:style-name="P1">\\</text:p>
      <text:p text:style-name="P4"><text:span text:style-name="T70">With </text:span>Tuxera <text:span text:style-name="T70">being</text:span> a member of DLNA , we <text:span text:style-name="T69">are able to access the</text:span> detailed specification<text:span text:style-name="T69">s</text:span> and test tools <text:span text:style-name="T69">for DLNA</text:span>. <text:span text:style-name="T71">Moreover, </text:span><text:s/>there are a lot of open source UpnP/DLNA libraries <text:span text:style-name="T71">available s</text:span>ince DLNA is <text:span text:style-name="T72">now</text:span> a popular standard. <text:span text:style-name="T73">Specifically, i</text:span>n our implementation, we use<text:span text:style-name="T74">s</text:span> a library called "cling"\cite{cling}, <text:span text:style-name="T75">which</text:span> <text:span text:style-name="T76">provides</text:span> minimal implementation of UpnP device discovery, description information parsing, and basic message handling. <text:span text:style-name="T77">By extending </text:span>"cling"\cite{cling}, <text:span text:style-name="T77">we are able</text:span> to <text:span text:style-name="T78">provide</text:span> media format<text:span text:style-name="T79">s</text:span> compatibility across different devices.\\</text:p>
      <text:p text:style-name="P1">\\</text:p>
      <text:p text:style-name="P1">Google has officially provided <text:span text:style-name="T80">the </text:span>Chromecast SDK for different mobile platforms, <text:span text:style-name="T81">which enables us to <text:s/>implement the</text:span> Chromecast <text:span text:style-name="T82">integration with ease</text:span>. In <text:span text:style-name="T83">the </text:span>Streambels project, the Chromecast integration is built upon <text:span text:style-name="T84">the </text:span>Chromecast API.\\</text:p>
      <text:p text:style-name="P1">\\</text:p>
      <text:p text:style-name="P1">When it comes to media server implementation, according to the DLNA guideline,</text:p>
      <text:p text:style-name="P1">certain additional headers need to be implemented in the stream. This</text:p>
      <text:p text:style-name="P1">require<text:span text:style-name="T85">s</text:span> the HTTP server to <text:span text:style-name="T86">possess the functionality</text:span> to add DLNA specific</text:p>
      <text:p text:style-name="P5">headers. Another requirement is that <text:span text:style-name="T87">the </text:span>"Seek" action needs to be supported on the server side. <text:span text:style-name="T88">To support </text:span>"Seek", byte based seeking operation<text:span text:style-name="T89">s are enabled in our implementation</text:span>.\\</text:p>
      <text:p text:style-name="P1">\\</text:p>
      <text:p text:style-name="P1">For receivers <text:span text:style-name="T90">who do not use the</text:span> DLNA standard, a basic file server with byte range support will be sufficient to do the work.\\</text:p>
      <text:p text:style-name="P1"><text:soft-page-break/>\\</text:p>
      <text:p text:style-name="P1">In order to serve media for all the receivers from both online and local storage, a separate media proxy also needs to be implemented.\\</text:p>
      <text:p text:style-name="P1">\\</text:p>
      <text:p text:style-name="P1">After investigating and comparing multiple server implementations on Android, we</text:p>
      <text:p text:style-name="P6">concluded that NanoHTTPD is the ideal <text:span text:style-name="T91">choice</text:span> for our <text:span text:style-name="T91">solution, because </text:span>NanoHTTPD is easy to use,</text:p>
      <text:p text:style-name="P7">Apache licensed, very tiny and efficient. <text:span text:style-name="T92">Since</text:span> NanoHTTPD is minimal<text:span text:style-name="T92">ly</text:span> implemented, it is easy to be modified <text:span text:style-name="T93">and extended</text:span>. <text:span text:style-name="T96">With </text:span>NanoHTTPD , <text:span text:style-name="T96">a</text:span>dditional headers can be easily added to <text:span text:style-name="T94">make the server</text:span> <text:span text:style-name="T95">implementation </text:span>compatible with DLNA receivers. Besides, a proxy is also easy to integrate with <text:s/>NanoHTTPD.\\</text:p>
      <text:p text:style-name="P1">\\</text:p>
      <text:p text:style-name="P1">Taking all these technical details into consideration, we <text:span text:style-name="T98">devised</text:span> a simplified</text:p>
      <text:p text:style-name="P1">architecture <text:span text:style-name="T97">for</text:span> our implementation, which is shown in Figure \ref{chart3}.</text:p>
      <text:p text:style-name="P1">\begin{figure}[htb]</text:p>
      <text:p text:style-name="P1">\centering \includegraphics[height=9cm]{charts/chart3}</text:p>
      <text:p text:style-name="P1">\caption{Simplified application architecture\label{chart3}}</text:p>
      <text:p text:style-name="P1">\end{figure}</text:p>
      <text:p text:style-name="P12"></text:p>
      <text:p text:style-name="P1">When streaming content, the data flow <text:span text:style-name="T99">is different for different scenarios </text:span>. Figure \ref{chart4} shows the three <text:span text:style-name="T100">use </text:span>scenarios <text:span text:style-name="T100">and their corresponding data flows</text:span>:\\</text:p>
      <text:p text:style-name="P1">\\ </text:p>
      <text:p text:style-name="P1">If the content is stored in <text:span text:style-name="T101">a</text:span> mobile phone, a streaming server in the application will be used to stream the content from phone to <text:span text:style-name="T102">the </text:span>selected receiver.\\</text:p>
      <text:p text:style-name="P1">\\</text:p>
      <text:p text:style-name="P1"><text:span text:style-name="T103">In contrast</text:span>, if the content is located on <text:span text:style-name="T104">the</text:span> Internet and the receiver is a DLNA Media Renderer, a proxy will be needed. <text:span text:style-name="T106">To be specific, t</text:span>he proxy will first download the resource stream <text:span text:style-name="T107">and</text:span> then add <text:span text:style-name="T105">certain</text:span> headers <text:span text:style-name="T105">required</text:span> by <text:span text:style-name="T105">the</text:span> DLNA specification. <text:span text:style-name="T108">After that, the proxy</text:span> stream<text:span text:style-name="T108">s</text:span> the modified content to the selected DLNA Media Renderer.\\</text:p>
      <text:p text:style-name="P1">\\</text:p>
      <text:p text:style-name="P8">Finally, if the streamed content locates in a DLNA Digital Media Server, then the source can be used directly by all receivers. In this case, the streaming proceeds directly from <text:span text:style-name="T109">the </text:span>media server to receivers. <text:span text:style-name="T110">Our a</text:span>pplication, in this scenario, will only be used as a control point and do not <text:span text:style-name="T111">really</text:span> participate in the media transmission.\\</text:p>
      <text:p text:style-name="P1">\\</text:p>
      <text:p text:style-name="P1">\begin{figure}[htb]</text:p>
      <text:p text:style-name="P1">\centering \includegraphics[height=9cm]{charts/data_flow}</text:p>
      <text:p text:style-name="P1">\caption{Simplified data flow \label{chart4}}</text:p>
      <text:p text:style-name="P1">\end{figure}</text:p>
      <text:p text:style-name="P12"></text:p>
      <text:p text:style-name="P1">\subsection{UX design}</text:p>
      <text:p text:style-name="P1">In terms of UI and UX, the application should be simple enough to <text:span text:style-name="T112">use</text:span>. Users should be able to locate the media, browse content on different sources, and follow the data flow between devices without any difficulty. The control of different devices should also be intuitive so that the inter-operation between different devices <text:span text:style-name="T113">can be</text:span> seamless.\\</text:p>
      <text:p text:style-name="P1">\\</text:p>
      <text:p text:style-name="P1">A multimedia home networking solution should be content centric so that user can easily navigate through different sources. The application is designed similar to a multimedia player. A cast button is added at the top of the application to make it easier to select cast devices. The content is categorized into 4 sections: music, video, photo and online sources. In Android, since the system provides share <text:soft-page-break/>intent method for inter-activity communication, an interface is also made to manage share intents from other activities. The selected receiver is designed to be visible to user from everywhere inside the application. \\</text:p>
      <text:p text:style-name="P1">\\</text:p>
      <text:p text:style-name="P1"><text:span text:style-name="T114">Bearing</text:span> all these considerations in mind, the final appearance of the application becomes simple <text:span text:style-name="T115">and </text:span>effective. Figure \ref{chart5} shows the final design of our application.</text:p>
      <text:p text:style-name="P1">\begin{figure}[htb]</text:p>
      <text:p text:style-name="P1">\centering \includegraphics[height=8cm]{charts/allconnect-app}</text:p>
      <text:p text:style-name="P1">\caption{Application UX design \label{chart5}}</text:p>
      <text:p text:style-name="P1">\end{figure}</text:p>
      <text:p text:style-name="P12"></text:p>
      <text:p text:style-name="P1">\subsection{Features}</text:p>
      <text:p text:style-name="P1">The Android application we <text:span text:style-name="T116">have </text:span>developed can handle most multimedia devices in typical home networking. It <text:span text:style-name="T117">also provides</text:span> various features, <text:span text:style-name="T119">making</text:span> it a <text:span text:style-name="T118">powerful</text:span> and universal solution for multimedia home networking.\\</text:p>
      <text:p text:style-name="P1">\\</text:p>
      <text:p text:style-name="P9">Firstly, the application itself is a multimedia player. <text:span text:style-name="T122">Both the media</text:span> stored locally on the phone storage <text:span text:style-name="T121">and the media</text:span> located in the DLNA media servers can be browsed and played <text:span text:style-name="T120">locally </text:span>on the phone.\\</text:p>
      <text:p text:style-name="P1">\\</text:p>
      <text:p text:style-name="P1">Secondly, the application is fully compatible with AirPlay, DLNA, Chromecast and FireTV receiver devices. All devices can be discovered as renderer devices.\\</text:p>
      <text:p text:style-name="P1">\\ </text:p>
      <text:p text:style-name="P1">Thirdly and most importantly, the application <text:span text:style-name="T123">enables</text:span> the DLNA media server <text:span text:style-name="T124">to</text:span> work together with all kind of receivers regardless of <text:span text:style-name="T124">the </text:span>protocol used. The app served as a bridge <text:span text:style-name="T125">for </text:span>different multimedia receivers and media sources.\\</text:p>
      <text:p text:style-name="P1">\\</text:p>
      <text:p text:style-name="P1">Last<text:span text:style-name="T126">ly</text:span>, YouTube and other on-line channels like Vimeo and Facebook are supported as <text:span text:style-name="T127">available </text:span>media source<text:span text:style-name="T128">s</text:span>. These content can be streamed, regardless of <text:span text:style-name="T129">the </text:span>protocol, to all supported receivers that are connected to home network.</text:p>
      <text:p text:style-name="P1"></text:p>
      <text:p text:style-name="P1">\subsection{Extensibility}</text:p>
      <text:p text:style-name="P1">Streambels has embedded a media streaming server for local files and <text:span text:style-name="T130">a </text:span>streaming proxy for bridging the gap between online resources and home networking. By using <text:span text:style-name="T130">a </text:span>built-in proxy, Streambels is able to share on-line resources from <text:span text:style-name="T131">the</text:span> Internet to devices in home networking environment. \\</text:p>
      <text:p text:style-name="P1">\\</text:p>
      <text:p text:style-name="P1">New service providers and content providers can integrate home networking support <text:span text:style-name="T132">in</text:span>to their product<text:span text:style-name="T133">s</text:span> easily by just sending formatted intent to our application following our guideline<text:span text:style-name="T133">s</text:span>. The proxy will automatically bridge the gap between <text:span text:style-name="T133">the I</text:span>nternet and home <text:span text:style-name="T133">network.</text:span>\\</text:p>
      <text:p text:style-name="P1">\\</text:p>
      <text:p text:style-name="P1">The proxy system <text:span text:style-name="T134">provides great</text:span> extensibility <text:span text:style-name="T135">and</text:span> makes it possible to connect home networking to Internet or Cloud Services.\\</text:p>
      <text:p text:style-name="P1">\\</text:p>
      <text:p text:style-name="P10">In the future we could also develop a Software Development Kit (SDK) to <text:span text:style-name="T136">grant the availability of our</text:span> technology, <text:span text:style-name="T136">enabling other application builders to directly use our home-networking solutions.</text:span></text:p>
      <text:p text:style-name="P1">\subsection{Test methodology}</text:p>
      <text:p text:style-name="P1">Software testing is extremely important for a modern IT project. Buggy implementation<text:span text:style-name="T137">s</text:span> may kill the product in the very beginning <text:span text:style-name="T138">since it can badly undermine user experiences</text:span>. Through testing we could assure the performance and stability of our product. <text:span text:style-name="T140">Thus, b</text:span>efore the final releasing to <text:span text:style-name="T139">the Google Play</text:span> store, the application <text:span text:style-name="T145">was</text:span> thoroughly tested.\\</text:p>
      <text:p text:style-name="P1"><text:soft-page-break/>\\</text:p>
      <text:p text:style-name="P1">These tests include<text:span text:style-name="T146">d</text:span> unit test, integration test and functional test.</text:p>
      <text:p text:style-name="P1">Unit tests <text:span text:style-name="T146">were</text:span> <text:span text:style-name="T141">conducted</text:span> while coding <text:span text:style-name="T142">the application. W</text:span>hen each class <text:span text:style-name="T146">was</text:span> finished, unit tests would be written for each method. We also set up an continuous integration server so that each time we commit anything to the git repository, full set of unit tests w<text:span text:style-name="T143">ould</text:span> be executed. If there were any failure in the unit tests, developer w<text:span text:style-name="T144">ould</text:span> be immediately notified. Integration tests <text:span text:style-name="T146">were</text:span> done in <text:span text:style-name="T144">such a </text:span>way that we ensure<text:span text:style-name="T146">d</text:span> each function module work together with other modules in the system. Last<text:span text:style-name="T145">ly</text:span>, we list<text:span text:style-name="T146">ed </text:span>all the possible use cases in paper and prepare a huge media base which contains all kind of media files. With all these preparations ready, manual tests were conducted before the app is finally released in the market.</text:p>
      <text:p text:style-name="P12"></text:p>
      <text:p text:style-name="P1">\subsection{Evaluation methodology}</text:p>
      <text:p text:style-name="P1">The evaluation of this application <text:span text:style-name="T147">includes two parts</text:span>. <text:span text:style-name="T150">The first part involves e</text:span>xperiment<text:span text:style-name="T148">s</text:span></text:p>
      <text:p text:style-name="P1"><text:span text:style-name="T150">that help </text:span>evaluate the <text:span text:style-name="T149">application </text:span>performance. <text:span text:style-name="T150">The second part</text:span> <text:span text:style-name="T152">invovles a study on</text:span> the <text:span text:style-name="T151">application </text:span>usage <text:span text:style-name="T152">in the market</text:span> and <text:span text:style-name="T151">user</text:span> feedback<text:span text:style-name="T151">s</text:span>.</text:p>
      <text:p text:style-name="P1"/>
      <text:p text:style-name="P1">\subsubsection{Experimental setup}</text:p>
      <text:p text:style-name="P1">The test environment is set up as in Figure \ref{}. <text:span text:style-name="T153">The </text:span>XBMC media receiver is running on MacBook A and Streambels is running on a rooted Android phone. Both A and B are connected to a router C using <text:span text:style-name="T155">the </text:span>802.11 g <text:span text:style-name="T154">wireless interface</text:span>. \\</text:p>
      <text:p text:style-name="P1">\\</text:p>
      <text:p text:style-name="P1">With <text:span text:style-name="T156">the </text:span>support of both AirPlay and DLNA protocols, XBMC is an open source media center software that can run on different platforms. It is a popular software solution that is widely used in home networks, <text:span text:style-name="T157">which</text:span> has been ported to different platforms including Raspberry PI.\\</text:p>
      <text:p text:style-name="P1">\\</text:p>
      <text:p text:style-name="P1">Network Link Conditioner is an application provided by Xcode that runs on Mac to emulate network conditions, such as packet loss, network delay and bandwidth <text:span text:style-name="T158">variations</text:span>. By changing the configurations, different network conditions can be set to de<text:span text:style-name="T159">termine</text:span> the boundary network conditions.\\</text:p>
      <text:p text:style-name="P12">\\</text:p>
      <text:p text:style-name="P1">Wireshark is an useful developer tool to capture and analyze network traffic. It can be installed on both the sender and receiver side. <text:span text:style-name="T160">H</text:span>owever, it can only be installed on rooted Android phones to gain the access to network interface on Android. In our setup, Wireshark is installed on MacBook <text:span text:style-name="T162">because</text:span> we need to adjust network condition on <text:span text:style-name="T161">the </text:span>receiver side and there might be packet loss since some protocols may use UDP protocol.\\</text:p>
      <text:p text:style-name="P12">\\</text:p>
      <text:p text:style-name="P1">When <text:span text:style-name="T163">the </text:span>test starts, <text:span text:style-name="T164">the</text:span> same content will be streamed to receiver<text:span text:style-name="T165">s</text:span> using two different standards, AirPlay and DLNA. The same test will be run several times to get the average statistics. Different parameters will also be tested by using different network condition configurations.</text:p>
      <text:p text:style-name="P1">\\</text:p>
      <text:p text:style-name="P1">3 parameters are taken into consideration when conducting the tests: bandwidth, packet loss and delay. </text:p>
      <text:p text:style-name="P1">\subsubsection{User study and feedback collection}</text:p>
      <text:p text:style-name="P1">Since the product is targeted to Android market and is directly used by end users, user feedback is really important to us for improving the product continuously. Email is used for normal communication between user and our support. A submission window is built inside the application, so that users can easily send feedback to us directly by Email.\\</text:p>
      <text:p text:style-name="P1">\\</text:p>
      <text:p text:style-name="P1">There is no perfect program, crashes sometimes happen. Thanks to Google, all crash reports are collected and <text:span text:style-name="T166">displayed</text:span> inside developer console. This makes it a lot easier to track and debug our application.\\</text:p>
      <text:p text:style-name="P1"><text:soft-page-break/>\\</text:p>
      <text:p text:style-name="P13"><text:span text:style-name="T1">Inside Streambels, we also integrated Google's Analytics API. The API provided great convenience for us to collect number of users and sessions every day. Other information such as operating system </text:span><text:span text:style-name="T2">version</text:span><text:span text:style-name="T1">, application version </text:span><text:span text:style-name="T3">and the number of </text:span><text:span text:style-name="T1">active users </text:span><text:span text:style-name="T4">as well as user feedbacks</text:span><text:span text:style-name="T1">, </text:span><text:span text:style-name="T5">have </text:span><text:span text:style-name="T1">helped us to </text:span><text:span text:style-name="T6">gain</text:span><text:span text:style-name="T1"> </text:span><text:span text:style-name="T7">more</text:span><text:span text:style-name="T1"> insight </text:span><text:span text:style-name="T6">in our application and the market</text:span><text:span text:style-name="T1"> </text:span><text:span text:style-name="T8">response, making it easier for us to improve the application and do better marketing. </text:span></text:p>
      <text:p text:style-name="P1">\\</text:p>
      <text:p text:style-name="P11">It is also interesting to see what kind of technologies are most used in their daily life. With the analytics SDK, we could trigger events when user select their receivers. After months of <text:span text:style-name="T174">monitoring and </text:span>statistics <text:span text:style-name="T175">collection</text:span>, we have <text:span text:style-name="T177">been able to</text:span> figure out the most popular standards and most popular online channels .\\</text:p>
      <text:p text:style-name="P1">\\</text:p>
      <text:p text:style-name="P1">These valuable information will in turn help our decision making on how we should improve our application. Some of these result will be discussed in chapter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3-21T19:14:56.342499888</dc:date>
    <meta:editing-duration>PT18H32M</meta:editing-duration>
    <meta:editing-cycles>1308</meta:editing-cycles>
    <meta:generator>LibreOffice/4.2.6.2$Linux_x86 LibreOffice_project/420m0$Build-2</meta:generator>
    <meta:document-statistic meta:table-count="0" meta:image-count="0" meta:object-count="0" meta:page-count="6" meta:paragraph-count="143" meta:word-count="2596" meta:character-count="17042" meta:non-whitespace-character-count="14416"/>
  </office:meta>
</office:document-meta>
</file>